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loud msg time</text:p>
          </table:table-cell>
          <table:table-cell office:value-type="string" calcext:value-type="string">
            <text:p>Bag time</text:p>
          </table:table-cell>
          <table:table-cell office:value-type="string" calcext:value-type="string">
            <text:p>Time diff</text:p>
          </table:table-cell>
          <table:table-cell table:number-columns-repeated="3"/>
        </table:table-row>
        <table:table-row table:style-name="ro1">
          <table:table-cell office:value-type="float" office:value="10210.689755606" calcext:value-type="float">
            <text:p>10210.689755606</text:p>
          </table:table-cell>
          <table:table-cell office:value-type="float" office:value="1621841665.25355" calcext:value-type="float">
            <text:p>1621841665.25355</text:p>
          </table:table-cell>
          <table:table-cell table:formula="of:=[.B4]-[.A4]" office:value-type="float" office:value="1621831454.56379" calcext:value-type="float">
            <text:p>1621831454.56379</text:p>
          </table:table-cell>
          <table:table-cell table:formula="of:=[.A4]-[.$A$4]" office:value-type="float" office:value="0" calcext:value-type="float">
            <text:p>0</text:p>
          </table:table-cell>
          <table:table-cell table:formula="of:=[.B4]-[.$B$4]" office:value-type="float" office:value="0" calcext:value-type="float">
            <text:p>0</text:p>
          </table:table-cell>
          <table:table-cell table:formula="of:=[.D4]-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0.789717044" calcext:value-type="float">
            <text:p>10210.789717044</text:p>
          </table:table-cell>
          <table:table-cell office:value-type="float" office:value="1621841665.35282" calcext:value-type="float">
            <text:p>1621841665.35282</text:p>
          </table:table-cell>
          <table:table-cell table:formula="of:=[.B5]-[.A5]" office:value-type="float" office:value="1621831454.5631" calcext:value-type="float">
            <text:p>1621831454.5631</text:p>
          </table:table-cell>
          <table:table-cell table:formula="of:=[.A5]-[.$A$4]" office:value-type="float" office:value="0.0999614379998093" calcext:value-type="float">
            <text:p>0.099961437999809</text:p>
          </table:table-cell>
          <table:table-cell table:formula="of:=[.B5]-[.$B$4]" office:value-type="float" office:value="0.099273681640625" calcext:value-type="float">
            <text:p>0.099273681640625</text:p>
          </table:table-cell>
          <table:table-cell table:formula="of:=[.D5]-[.E5]" office:value-type="float" office:value="0.000687756359184277" calcext:value-type="float">
            <text:p>0.000687756359184</text:p>
          </table:table-cell>
        </table:table-row>
        <table:table-row table:style-name="ro1">
          <table:table-cell office:value-type="float" office:value="10210.889704532" calcext:value-type="float">
            <text:p>10210.889704532</text:p>
          </table:table-cell>
          <table:table-cell office:value-type="float" office:value="1621841665.45132" calcext:value-type="float">
            <text:p>1621841665.45132</text:p>
          </table:table-cell>
          <table:table-cell table:formula="of:=[.B6]-[.A6]" office:value-type="float" office:value="1621831454.56162" calcext:value-type="float">
            <text:p>1621831454.56162</text:p>
          </table:table-cell>
          <table:table-cell table:formula="of:=[.A6]-[.$A$4]" office:value-type="float" office:value="0.199948926001525" calcext:value-type="float">
            <text:p>0.199948926001525</text:p>
          </table:table-cell>
          <table:table-cell table:formula="of:=[.B6]-[.$B$4]" office:value-type="float" office:value="0.197776794433594" calcext:value-type="float">
            <text:p>0.197776794433594</text:p>
          </table:table-cell>
          <table:table-cell table:formula="of:=[.D6]-[.E6]" office:value-type="float" office:value="0.0021721315679315" calcext:value-type="float">
            <text:p>0.002172131567932</text:p>
          </table:table-cell>
        </table:table-row>
        <table:table-row table:style-name="ro1">
          <table:table-cell office:value-type="float" office:value="10210.989716489" calcext:value-type="float">
            <text:p>10210.989716489</text:p>
          </table:table-cell>
          <table:table-cell office:value-type="float" office:value="1621841665.55228" calcext:value-type="float">
            <text:p>1621841665.55228</text:p>
          </table:table-cell>
          <table:table-cell table:formula="of:=[.B7]-[.A7]" office:value-type="float" office:value="1621831454.56257" calcext:value-type="float">
            <text:p>1621831454.56257</text:p>
          </table:table-cell>
          <table:table-cell table:formula="of:=[.A7]-[.$A$4]" office:value-type="float" office:value="0.299960883001404" calcext:value-type="float">
            <text:p>0.299960883001404</text:p>
          </table:table-cell>
          <table:table-cell table:formula="of:=[.B7]-[.$B$4]" office:value-type="float" office:value="0.298736572265625" calcext:value-type="float">
            <text:p>0.298736572265625</text:p>
          </table:table-cell>
          <table:table-cell table:formula="of:=[.D7]-[.E7]" office:value-type="float" office:value="0.001224310735779" calcext:value-type="float">
            <text:p>0.001224310735779</text:p>
          </table:table-cell>
        </table:table-row>
        <table:table-row table:style-name="ro1">
          <table:table-cell office:value-type="float" office:value="10211.089728966" calcext:value-type="float">
            <text:p>10211.089728966</text:p>
          </table:table-cell>
          <table:table-cell office:value-type="float" office:value="1621841665.65234" calcext:value-type="float">
            <text:p>1621841665.65234</text:p>
          </table:table-cell>
          <table:table-cell table:formula="of:=[.B8]-[.A8]" office:value-type="float" office:value="1621831454.56261" calcext:value-type="float">
            <text:p>1621831454.56261</text:p>
          </table:table-cell>
          <table:table-cell table:formula="of:=[.A8]-[.$A$4]" office:value-type="float" office:value="0.399973360001241" calcext:value-type="float">
            <text:p>0.399973360001241</text:p>
          </table:table-cell>
          <table:table-cell table:formula="of:=[.B8]-[.$B$4]" office:value-type="float" office:value="0.398791074752808" calcext:value-type="float">
            <text:p>0.398791074752808</text:p>
          </table:table-cell>
          <table:table-cell table:formula="of:=[.D8]-[.E8]" office:value-type="float" office:value="0.00118228524843289" calcext:value-type="float">
            <text:p>0.0011822852484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AVERAGE([.C4:.C8])" office:value-type="float" office:value="1621831454.56274" calcext:value-type="float">
            <text:p>1621831454.562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4T21:03:37.702394437</meta:creation-date>
    <dc:date>2024-06-14T21:21:09.054906465</dc:date>
    <meta:editing-duration>PT7M21S</meta:editing-duration>
    <meta:editing-cycles>2</meta:editing-cycles>
    <meta:generator>LibreOffice/6.4.7.2$Linux_X86_64 LibreOffice_project/40$Build-2</meta:generator>
    <meta:document-statistic meta:table-count="1" meta:cell-count="34" meta:object-count="0"/>
  </office:meta>
</office:document-meta>
</file>